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09ce4" officeooo:paragraph-rsid="00109ce4"/>
    </style:style>
    <style:style style:name="P2" style:family="paragraph" style:parent-style-name="Text_20_body" style:list-style-name="L1">
      <style:text-properties officeooo:rsid="00109ce4" officeooo:paragraph-rsid="00109ce4"/>
    </style:style>
    <style:style style:name="P3" style:family="paragraph" style:parent-style-name="Title">
      <style:text-properties officeooo:rsid="00109ce4" officeooo:paragraph-rsid="00109ce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19</text:p>
      <text:p text:style-name="P1"/>
      <text:p text:style-name="P1">Read the e-mail requesting hob information and answer the questions.</text:p>
      <text:list text:style-name="L1">
        <text:list-item>
          <text:p text:style-name="P2">He read it on jobFinder.com</text:p>
        </text:list-item>
        <text:list-item>
          <text:p text:style-name="P2">Yes, he is.</text:p>
        </text:list-item>
        <text:list-item>
          <text:p text:style-name="P2">He is worried about night shifts.</text:p>
        </text:list-item>
        <text:list-item>
          <text:p text:style-name="P2">No, he has not a university degre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0:45:28.749130305</meta:creation-date>
    <dc:date>2024-02-11T00:50:16.978649081</dc:date>
    <meta:editing-duration>PT4M49S</meta:editing-duration>
    <meta:editing-cycles>1</meta:editing-cycles>
    <meta:document-statistic meta:table-count="0" meta:image-count="0" meta:object-count="0" meta:page-count="1" meta:paragraph-count="6" meta:word-count="37" meta:character-count="189" meta:non-whitespace-character-count="162"/>
    <meta:generator>LibreOffice/7.6.4.1$Linux_X86_64 LibreOffice_project/60$Build-1</meta:generator>
  </office:meta>
</office:document-meta>
</file>